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adornments="Regular" style:font-charset="x-symbol"/>
    <style:font-face style:name="Webdings" svg:font-family="Webdings" style:font-adornments="Standard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 Semibold" svg:font-family="'Source Sans Pro Semibold'" style:font-adornments="Standard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objectwithoutfill">
      <style:graphic-properties svg:stroke-width="0.3cm" svg:stroke-color="#ffffff" draw:marker-start-width="1.1cm" draw:marker-end-width="1.1cm" draw:fill="none" draw:textarea-vertical-align="middle" fo:padding-top="0.275cm" fo:padding-bottom="0.275cm" fo:padding-left="0.4cm" fo:padding-right="0.4cm"/>
    </style:style>
    <style:style style:name="gr2" style:family="graphic" style:parent-style-name="objectwithoutfill">
      <style:graphic-properties svg:stroke-width="0.5cm" svg:stroke-color="#ffffff" draw:marker-start-width="1.7cm" draw:marker-end-width="1.7cm" draw:fill="none" draw:textarea-vertical-align="middle" fo:padding-top="0.375cm" fo:padding-bottom="0.375cm" fo:padding-left="0.5cm" fo:padding-right="0.5cm"/>
    </style:style>
    <style:style style:name="gr3" style:family="graphic" style:parent-style-name="objectwithoutfill">
      <style:graphic-properties svg:stroke-width="0.5cm" svg:stroke-color="#ff0000" draw:marker-start-width="1.7cm" draw:marker-end-width="1.7cm" draw:fill="none" draw:textarea-vertical-align="middle" fo:padding-top="0.375cm" fo:padding-bottom="0.375cm" fo:padding-left="0.5cm" fo:padding-right="0.5cm"/>
    </style:style>
    <style:style style:name="gr4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906cm" fo:min-width="0.656cm"/>
    </style:style>
    <style:style style:name="gr5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.113cm" fo:min-width="0.861cm"/>
    </style:style>
    <style:style style:name="gr6" style:family="graphic" style:parent-style-name="standard">
      <style:graphic-properties draw:stroke="none" svg:stroke-color="#ffffff" draw:fill="none" fo:min-height="2.399cm"/>
    </style:style>
    <style:style style:name="gr7" style:family="graphic" style:parent-style-name="standard">
      <style:graphic-properties svg:stroke-width="0.25cm" svg:stroke-color="#ffffff" draw:marker-start-width="0.955cm" draw:marker-end-width="0.955cm" draw:fill="none" draw:fill-color="#ff0000" draw:textarea-horizontal-align="justify" draw:textarea-vertical-align="middle" draw:auto-grow-height="false" fo:min-height="5.5cm" fo:min-width="12.25cm" fo:padding-top="0.25cm" fo:padding-bottom="0.25cm" fo:padding-left="0.375cm" fo:padding-right="0.375cm"/>
    </style:style>
    <style:style style:name="gr8" style:family="graphic" style:parent-style-name="standard">
      <style:graphic-properties svg:stroke-width="0.25cm" svg:stroke-color="#ffffff" draw:marker-start-width="0.955cm" draw:marker-end-width="0.955cm" draw:fill="none" draw:fill-color="#ff0000" draw:textarea-horizontal-align="justify" draw:textarea-vertical-align="middle" draw:auto-grow-height="false" fo:min-height="5.5cm" fo:min-width="28.25cm" fo:padding-top="0.25cm" fo:padding-bottom="0.25cm" fo:padding-left="0.375cm" fo:padding-right="0.375cm"/>
    </style:style>
    <style:style style:name="gr9" style:family="graphic" style:parent-style-name="standard">
      <style:graphic-properties svg:stroke-width="0.25cm" svg:stroke-color="#ffffff" draw:marker-start-width="0.955cm" draw:marker-end-width="0.955cm" draw:fill="none" draw:fill-color="#ff0000" draw:textarea-horizontal-align="justify" draw:textarea-vertical-align="middle" draw:auto-grow-height="false" fo:min-height="5.5cm" fo:min-width="11.65cm" fo:padding-top="0.25cm" fo:padding-bottom="0.25cm" fo:padding-left="0.375cm" fo:padding-right="0.375cm"/>
    </style:style>
    <style:style style:name="gr10" style:family="graphic" style:parent-style-name="standard">
      <style:graphic-properties svg:stroke-width="0.3cm" svg:stroke-color="#ffffff" draw:marker-start-width="1.1cm" draw:marker-end-width="1.1cm" draw:fill="solid" draw:fill-color="#000000" draw:opacity="100%" draw:textarea-horizontal-align="justify" draw:textarea-vertical-align="middle" draw:auto-grow-height="false" fo:min-height="29.55cm" fo:min-width="45cm" fo:padding-top="0.275cm" fo:padding-bottom="0.275cm" fo:padding-left="0.4cm" fo:padding-right="0.4cm" draw:shadow-opacity="100%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/>
      <style:text-properties fo:color="#000000" fo:font-size="48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0000"/>
      <style:paragraph-properties fo:text-align="center"/>
      <style:text-properties style:font-name="Source Sans Pro Semibold" fo:font-size="96pt" fo:font-weight="600" style:font-size-asian="18pt" style:font-size-complex="18pt"/>
    </style:style>
    <style:style style:name="P6" style:family="paragraph">
      <style:paragraph-properties fo:text-align="center"/>
      <style:text-properties fo:font-size="48pt" style:font-size-asian="6pt" style:font-size-complex="6pt"/>
    </style:style>
    <style:style style:name="P7" style:family="paragraph">
      <loext:graphic-properties draw:fill="solid" draw:fill-color="#000000" draw:opacity="100%"/>
      <style:paragraph-properties fo:text-align="center"/>
      <style:text-properties fo:font-size="48pt" style:font-size-asian="6pt" style:font-size-complex="6pt"/>
    </style:style>
    <style:style style:name="T1" style:family="text">
      <style:text-properties fo:color="#000000" style:font-name="Webdings" fo:font-size="48pt" style:font-name-asian="Webdings" style:font-size-asian="18pt" style:font-name-complex="Webdings" style:font-size-complex="18pt"/>
    </style:style>
    <style:style style:name="T2" style:family="text">
      <style:text-properties style:font-name="Source Sans Pro Semibold" fo:font-size="96pt" fo:font-weight="600" style:font-size-asian="18pt" style:font-size-complex="18pt"/>
    </style:style>
    <style:style style:name="T3" style:family="text">
      <style:text-properties fo:color="#000000" fo:font-size="48pt" fo:background-color="#ffffff" style:font-size-asian="6pt" style:font-size-complex="6pt"/>
    </style:style>
    <style:style style:name="T4" style:family="text">
      <style:text-properties fo:font-size="48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12.257cm" svg:height="20.301cm" svg:x="1.937cm" svg:y="2cm" svg:viewBox="0 0 12258 20302" draw:points="0,1226 4086,1226 4086,0 8172,0 8172,1226 12258,1226 12258,12127 9534,12127 9534,3951 9534,20302 2724,20302 2724,3951 2724,12127 0,12127 0,1284">
          <text:p/>
        </draw:polygon>
        <draw:line draw:style-name="gr1" draw:text-style-name="P1" draw:layer="layout" svg:x1="8.066cm" svg:y1="2.136cm" svg:x2="8.066cm" svg:y2="22.302cm">
          <text:p/>
        </draw:line>
        <draw:line draw:style-name="gr2" draw:text-style-name="P1" draw:layer="layout" svg:x1="1.8cm" svg:y1="7.314cm" svg:x2="4.66cm" svg:y2="7.314cm">
          <text:p/>
        </draw:line>
        <draw:line draw:style-name="gr3" draw:text-style-name="P1" draw:layer="layout" svg:x1="4.5cm" svg:y1="21.5cm" svg:x2="11.6cm" svg:y2="21.5cm">
          <text:p/>
        </draw:line>
        <draw:line draw:style-name="gr3" draw:text-style-name="P1" draw:layer="layout" svg:x1="4.524cm" svg:y1="19.849cm" svg:x2="11.6cm" svg:y2="19.9cm">
          <text:p/>
        </draw:line>
        <draw:line draw:style-name="gr3" draw:text-style-name="P1" draw:layer="layout" svg:x1="4.524cm" svg:y1="20.666cm" svg:x2="11.6cm" svg:y2="20.7cm">
          <text:p/>
        </draw:line>
        <draw:line draw:style-name="gr2" draw:text-style-name="P1" draw:layer="layout" svg:x1="4.661cm" svg:y1="11.401cm" svg:x2="11.471cm" svg:y2="11.401cm">
          <text:p/>
        </draw:line>
        <draw:custom-shape draw:style-name="gr4" draw:text-style-name="P2" draw:layer="layout" svg:width="1.634cm" svg:height="1.634cm" svg:x="5.479cm" svg:y="4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361cm" svg:height="1.363cm" svg:x="9.155cm" svg:y="5.951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2.99cm" svg:height="2.649cm" svg:x="28.564cm" svg:y="3.565cm">
          <draw:text-box>
            <text:p><text:span text:style-name="T1"></text:span></text:p>
          </draw:text-box>
        </draw:frame>
        <draw:custom-shape draw:style-name="gr7" draw:text-style-name="P5" draw:layer="layout" svg:width="13cm" svg:height="6cm" svg:x="17cm" svg:y="6cm">
          <text:p text:style-name="P4"><text:span text:style-name="T2">Farbe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9cm" svg:height="6cm" svg:x="17cm" svg:y="15cm">
          <text:p text:style-name="P4"><text:span text:style-name="T2">Effekte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9cm" svg:height="6cm" svg:x="17cm" svg:y="24cm">
          <text:p text:style-name="P4"><text:span text:style-name="T2">Eigenes Programm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2.4cm" svg:height="6cm" svg:x="1.9cm" svg:y="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3cm" svg:height="6cm" svg:x="33cm" svg:y="6cm">
          <text:p text:style-name="P4"><text:span text:style-name="T2">Aus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5.8cm" svg:height="30.1cm" svg:x="1.2cm" svg:y="0.9cm">
          <text:p text:style-name="P6"><text:span text:style-name="T3">Farbe</text:span><text:span text:style-name="T4"> : Lasse alle LEDs in derselben Farbe leuchten</text:span></text:p>
          <text:p text:style-name="P6"><text:span text:style-name="T4"/></text:p>
          <text:p text:style-name="P6"><text:span text:style-name="T4"/></text:p>
          <text:p text:style-name="P6"><text:span text:style-name="T3"><text:s/></text:span><text:span text:style-name="T3">Aus </text:span><text:span text:style-name="T4"><text:s/>: Schalte alle LEDs aus</text:span></text:p>
          <text:p text:style-name="P6"><text:span text:style-name="T4"/></text:p>
          <text:p text:style-name="P6"><text:span text:style-name="T4"/></text:p>
          <text:p text:style-name="P6"><text:span text:style-name="T3"><text:s/></text:span><text:span text:style-name="T3">Effekte </text:span><text:span text:style-name="T4"><text:s/>: Aktiviere verschiedene Effekte</text:span></text:p>
          <text:p text:style-name="P6"><text:span text:style-name="T4"/></text:p>
          <text:p text:style-name="P6"><text:span text:style-name="T4"/></text:p>
          <text:p text:style-name="P6"><text:span text:style-name="T3"><text:s/></text:span><text:span text:style-name="T3">Eigenes Programm </text:span><text:span text:style-name="T4"><text:s/>: Starte Dein eigenes Programm</text:span></text:p>
          <text:p text:style-name="P6"><text:span text:style-name="T4"/></text:p>
          <text:p text:style-name="P6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adornments="Regular" style:font-charset="x-symbol"/>
    <style:font-face style:name="Webdings" svg:font-family="Webdings" style:font-adornments="Standard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 Semibold" svg:font-family="'Source Sans Pro Semibold'" style:font-adornments="Standard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48cm" fo:page-height="32cm" style:print-orientation="portrait"/>
    </style:page-layout>
    <style:style style:name="Mdp1" style:family="drawing-page">
      <style:drawing-page-properties draw:background-size="border" draw:fill="solid" draw:fill-color="#000000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30T18:22:50.321830558</meta:creation-date>
    <dc:date>2018-01-12T18:20:59.365000000</dc:date>
    <meta:editing-duration>PT43M58S</meta:editing-duration>
    <meta:editing-cycles>11</meta:editing-cycles>
    <meta:generator>LibreOffice/5.3.7.2$Windows_X86_64 LibreOffice_project/6b8ed514a9f8b44d37a1b96673cbbdd077e24059</meta:generator>
    <meta:document-statistic meta:object-count="16"/>
  </office:meta>
</office:document-meta>
</file>